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E14D874688D023C208.png" manifest:media-type="image/png"/>
  <manifest:file-entry manifest:full-path="Pictures/1000020100000556000002E17BFF82D54FA97679.png" manifest:media-type="image/png"/>
  <manifest:file-entry manifest:full-path="Pictures/1000020100000556000002E101F96C15FA000C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0.998cm" svg:height="5.934cm" draw:z-index="0"><draw:image xlink:href="Pictures/1000020100000556000002E17BFF82D54FA97679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width="11.148cm" svg:height="6.015cm" draw:z-index="1"><draw:image xlink:href="Pictures/1000020100000556000002E101F96C15FA000C6C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paragraph" svg:width="17.59cm" svg:height="9.49cm" draw:z-index="2"><draw:image xlink:href="Pictures/1000020100000556000002E14D874688D023C208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3" meta:object-count="0" meta:page-count="2" meta:paragraph-count="0" meta:word-count="0" meta:character-count="0" meta:non-whitespace-character-count="0"/>
  </office:meta>
</office:document-meta>
</file>